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08b" officeooo:paragraph-rsid="001b9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2eme partie AR-Drone</text:p>
      <text:p text:style-name="P1">Implémentation en pytho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34:50.272628821</meta:creation-date>
    <dc:date>2016-02-20T13:36:35.288591232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55" meta:non-whitespace-character-count="48"/>
    <meta:generator>LibreOffice/4.2.8.2$Linux_X86_64 LibreOffice_project/420m0$Build-2</meta:generator>
  </office:meta>
</office:document-meta>
</file>